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dash" draw:stroke-dash="Fine_20_Dashed" svg:stroke-color="#000000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3.339cm" fo:min-width="18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13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89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92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682cm" fo:min-width="6.23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294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1.307cm" fo:min-width="18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03cm" fo:min-width="2.9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802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845cm" fo:min-width="2.04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</style:style>
    <style:style style:name="gr35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37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40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</style:style>
    <style:style style:name="gr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8" style:family="graphic" style:parent-style-name="standard">
      <style:graphic-properties svg:stroke-color="#000000" draw:marker-end="Symmetric_20_Arrow" draw:textarea-vertical-align="middle"/>
    </style:style>
    <style:style style:name="gr49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51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0.131cm" fo:min-width="0.389cm"/>
    </style:style>
    <style:style style:name="gr52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0.056cm" fo:min-width="0.27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5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</style:style>
    <style:style style:name="gr5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58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59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1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0.131cm" fo:min-width="0.262cm"/>
    </style:style>
    <style:style style:name="gr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6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6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7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7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78" style:family="graphic" style:parent-style-name="standard">
      <style:graphic-properties svg:stroke-color="#000000" draw:opacity="0%" draw:textarea-horizontal-align="justify" draw:textarea-vertical-align="middle" draw:auto-grow-height="false" fo:min-height="18.75cm" fo:min-width="27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8d1d75"/>
      <style:paragraph-properties fo:text-align="center"/>
    </style:style>
    <style:style style:name="P13" style:family="paragraph">
      <loext:graphic-properties draw:fill-color="#ff5429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style:text-properties fo:font-size="9pt" style:font-size-asian="9pt" style:font-size-complex="9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opacity="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Software EyeTra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0" draw:text-style-name="P6" draw:layer="layout" svg:width="1.941cm" svg:height="0.963cm" svg:x="4.694cm" svg:y="5.546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  <draw:connector draw:style-name="gr11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0" draw:text-style-name="P6" draw:layer="layout" svg:width="1.941cm" svg:height="0.963cm" svg:x="12.06cm" svg:y="8.795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19cm" svg:height="13.58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8.636cm" svg:height="8.001cm" svg:x="11.033cm" svg:y="1.594cm">
          <text:p text:style-name="P3"><text:span text:style-name="T1">Control de Flujo de</text:span></text:p>
          <text:p text:style-name="P3"><text:span text:style-name="T1">Experimento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9.398cm" svg:height="8.001cm" svg:x="1.127cm" svg:y="1.594cm">
          <text:p text:style-name="P3"><text:span text:style-name="T1">Control Interfaz </text:span></text:p>
          <text:p text:style-name="P3"><text:span text:style-name="T1">Gráfica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.381cm" svg:y="1.848cm">
          <text:p text:style-name="P3"><text:span text:style-name="T1">Manager</text:span></text:p>
          <text:p text:style-name="P3"><text:span text:style-name="T1">Base de Datos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6.113cm" svg:y="7.001cm">
          <text:p text:style-name="P3"><text:span text:style-name="T1">Estudio:</text:span></text:p>
          <text:p text:style-name="P3"><text:span text:style-name="T1">Binding de Colo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1.268cm" svg:y="7.055cm">
          <text:p text:style-name="P3"><text:span text:style-name="T1">Estudio: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7.577cm" svg:y="7.109cm">
          <text:p text:style-name="P3"><text:span text:style-name="T1">Generador</text:span></text:p>
          <text:p text:style-name="P3"><text:span text:style-name="T1">De Reporte</text:span></text:p>
          <text:p text:style-name="P3"><text:span text:style-name="T1">Gráfico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1.821cm">
          <text:p text:style-name="P3"><text:span text:style-name="T1">Interfaz ET</text:span></text:p>
          <text:p text:style-name="P3"><text:span text:style-name="T1">SMI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4.407cm">
          <text:p text:style-name="P3"><text:span text:style-name="T1">Interfaz ET</text:span></text:p>
          <text:p text:style-name="P3"><text:span text:style-name="T1">GazePo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6" draw:id="id6" draw:layer="layout" svg:width="6.731cm" svg:height="1.932cm" svg:x="7.269cm" svg:y="10.992cm">
          <text:p text:style-name="P3"><text:span text:style-name="T1">Interfaz Gráfica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429cm" svg:height="1.524cm" svg:x="11.268cm" svg:y="1.964cm">
          <text:p text:style-name="P3"><text:span text:style-name="T1">Cliente SSL </text:span></text:p>
          <text:p text:style-name="P3"><text:span text:style-name="T1">Pedido de Repor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794cm" svg:height="2.032cm" svg:x="1.381cm" svg:y="7.055cm">
          <text:p text:style-name="P3"><text:span text:style-name="T1">Cliente SSL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7.604cm" svg:y="4.261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11.268cm" svg:y="4.275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269cm" svg:y1="11.958cm" svg:x2="5.826cm" svg:y2="9.595cm" draw:start-shape="id6" draw:start-glue-point="3" draw:end-shape="id7" draw:end-glue-point="2" svg:d="M7269 11958h-1443v-2363" svg:viewBox="0 0 1444 2364">
          <text:p/>
        </draw:connector>
        <draw:connector draw:style-name="gr5" draw:text-style-name="P3" draw:layer="layout" svg:x1="14cm" svg:y1="11.958cm" svg:x2="15.351cm" svg:y2="9.595cm" draw:start-shape="id6" draw:start-glue-point="1" draw:end-shape="id8" draw:end-glue-point="2" svg:d="M14000 11958h1351v-2363" svg:viewBox="0 0 1352 2364">
          <text:p/>
        </draw:connector>
        <draw:frame draw:style-name="gr21" draw:text-style-name="P7" draw:layer="layout" svg:width="3.429cm" svg:height="0.962cm" svg:x="8.92cm" svg:y="13.573cm">
          <draw:text-box>
            <text:p>EYEEXP</text:p>
          </draw:text-box>
        </draw:frame>
        <draw:custom-shape draw:style-name="gr15" draw:text-style-name="P5" draw:layer="layout" svg:width="2.54cm" svg:height="2.032cm" svg:x="7.581cm" svg:y="1.848cm">
          <text:p text:style-name="P3"><text:span text:style-name="T1">Manager</text:span></text:p>
          <text:p text:style-name="P3"><text:span text:style-name="T1">Reportes</text:span></text:p>
          <text:p text:style-name="P3"><text:span text:style-name="T1">Pendiente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2" draw:text-style-name="P1" draw:layer="layout" svg:width="19cm" svg:height="11.557cm" svg:x="1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3.429cm" svg:height="4.318cm" svg:x="16.113cm" svg:y="2.773cm">
          <text:p text:style-name="P3"><text:span text:style-name="T1">Almacenamiento</text:span></text:p>
          <text:p text:style-name="P3"><text:span text:style-name="T1">de Datos sin</text:span></text:p>
          <text:p text:style-name="P3"><text:span text:style-name="T1">Procesa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5" xml:id="id12" draw:id="id12" draw:layer="layout" svg:width="3.429cm" svg:height="1.524cm" svg:x="1.254cm" svg:y="4.17cm">
          <text:p text:style-name="P3"><text:span text:style-name="T1">Servidor SSL </text:span></text:p>
          <text:p text:style-name="P3"><text:span text:style-name="T1">Pedido de Reportes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302cm" svg:height="2.286cm" svg:x="10.663cm" svg:y="1.448cm">
          <text:p text:style-name="P3"><text:span text:style-name="T1">Mantenimiento</text:span></text:p>
          <text:p text:style-name="P3"><text:span text:style-name="T1">Y</text:span></text:p>
          <text:p text:style-name="P3"><text:span text:style-name="T1">Testeo de la Base</text:span></text:p>
          <text:p text:style-name="P3"><text:span text:style-name="T1">de Datos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3.302cm" svg:height="2.286cm" svg:x="6.08cm" svg:y="1.448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3.429cm" svg:height="1.524cm" svg:x="1.127cm" svg:y="9.068cm">
          <text:p text:style-name="P3"><text:span text:style-name="T1">Servidor SSL 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3.429cm" svg:height="1.524cm" svg:x="10.272cm" svg:y="9.068cm">
          <text:p text:style-name="P3"><text:span text:style-name="T1">Manager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4" draw:id="id14" draw:layer="layout" svg:width="2.54cm" svg:height="2.032cm" svg:x="4.937cm" svg:y="6.105cm">
          <text:p text:style-name="P3"><text:span text:style-name="T1">Generador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5" draw:id="id15" draw:layer="layout" svg:width="2.54cm" svg:height="2.032cm" svg:x="8.858cm" svg:y="6.105cm">
          <text:p text:style-name="P3"><text:span text:style-name="T1">Análisis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1" draw:id="id11" draw:layer="layout" svg:width="3.429cm" svg:height="4.318cm" svg:x="16.113cm" svg:y="7.671cm">
          <text:p text:style-name="P3"><text:span text:style-name="T1">Base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svg:x1="4.556cm" svg:y1="9.83cm" svg:x2="10.272cm" svg:y2="9.83cm" draw:start-shape="id9" draw:start-glue-point="1" draw:end-shape="id10" draw:end-glue-point="3" svg:d="M4556 9830h5716" svg:viewBox="0 0 5717 1">
          <text:p/>
        </draw:connector>
        <draw:connector draw:style-name="gr5" draw:text-style-name="P3" draw:layer="layout" svg:x1="13.701cm" svg:y1="9.83cm" svg:x2="16.113cm" svg:y2="9.83cm" draw:start-shape="id10" draw:start-glue-point="1" draw:end-shape="id11" draw:end-glue-point="6" svg:d="M13701 9830h2412" svg:viewBox="0 0 2413 1">
          <text:p/>
        </draw:connector>
        <draw:connector draw:style-name="gr5" draw:text-style-name="P3" draw:layer="layout" svg:x1="4.683cm" svg:y1="4.932cm" svg:x2="16.113cm" svg:y2="4.932cm" draw:start-shape="id12" draw:start-glue-point="1" draw:end-shape="id13" draw:end-glue-point="6" svg:d="M4683 4932h11430" svg:viewBox="0 0 11431 1">
          <text:p/>
        </draw:connector>
        <draw:connector draw:style-name="gr5" draw:text-style-name="P3" draw:layer="layout" svg:x1="2.968cm" svg:y1="5.694cm" svg:x2="4.937cm" svg:y2="7.121cm" draw:start-shape="id12" draw:start-glue-point="2" draw:end-shape="id14" draw:end-glue-point="3" svg:d="M2968 5694v1427h1969" svg:viewBox="0 0 1970 1428">
          <text:p/>
        </draw:connector>
        <draw:connector draw:style-name="gr5" draw:text-style-name="P3" draw:layer="layout" svg:x1="7.477cm" svg:y1="7.121cm" svg:x2="8.858cm" svg:y2="7.121cm" draw:start-shape="id14" draw:start-glue-point="1" draw:end-shape="id15" draw:end-glue-point="3" svg:d="M7477 7121h1381" svg:viewBox="0 0 1382 1">
          <text:p/>
        </draw:connector>
        <draw:connector draw:style-name="gr5" draw:text-style-name="P3" draw:layer="layout" svg:x1="11.398cm" svg:y1="7.121cm" svg:x2="11.986cm" svg:y2="9.068cm" draw:start-shape="id15" draw:start-glue-point="1" draw:end-shape="id10" draw:end-glue-point="0" svg:d="M11398 7121h588v1947" svg:viewBox="0 0 589 1948">
          <text:p/>
        </draw:connector>
        <draw:frame draw:style-name="gr27" draw:text-style-name="P7" draw:layer="layout" svg:width="4.699cm" svg:height="1.673cm" svg:x="7.731cm" svg:y="11.265cm">
          <draw:text-box>
            <text:p>EYESERVER</text:p>
          </draw:text-box>
        </draw:frame>
      </draw:page>
      <draw:page draw:name="page4" draw:style-name="dp1" draw:master-page-name="Default">
        <draw:custom-shape draw:style-name="gr28" draw:text-style-name="P5" xml:id="id48" draw:id="id48" draw:layer="layout" svg:width="2.54cm" svg:height="0.762cm" svg:x="23.302cm" svg:y="7.7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7" draw:id="id47" draw:layer="layout" svg:width="2.54cm" svg:height="0.889cm" svg:x="23.302cm" svg:y="4.6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7" draw:id="id17" draw:layer="layout" svg:width="2.54cm" svg:height="0.889cm" svg:x="2.835cm" svg:y="4.2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24" draw:id="id24" draw:layer="layout" svg:width="2.921cm" svg:height="0.889cm" svg:x="14.694cm" svg:y="4.624cm">
          <draw:glue-point draw:id="4" svg:x="-3.204cm" svg:y="-5.016cm"/>
          <draw:glue-point draw:id="5" svg:x="3.207cm" svg:y="-4.881cm"/>
          <text:p text:style-name="P3"><text:span text:style-name="T1">Modificación/</text:span></text:p>
          <text:p text:style-name="P3"><text:span text:style-name="T1">Edición Pacientes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1" draw:id="id41" draw:layer="layout" svg:width="2.54cm" svg:height="0.889cm" svg:x="2.635cm" svg:y="7.747cm"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3" draw:id="id43" draw:layer="layout" svg:width="2.54cm" svg:height="0.889cm" svg:x="2.635cm" svg:y="9.2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xml:id="id38" draw:id="id38" draw:layer="layout" svg:width="2.54cm" svg:height="1.095cm" svg:x="7.902cm" svg:y="7.969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xml:id="id35" draw:id="id35" draw:layer="layout" svg:width="2.921cm" svg:height="2.066cm" svg:x="13.904cm" svg:y="9.4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xml:id="id28" draw:id="id28" draw:layer="layout" svg:width="2.921cm" svg:height="1.143cm" svg:x="14.703cm" svg:y="6.5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Generación de</text:span></text:p>
          <text:p text:style-name="P3"><text:span text:style-name="T1">Reportes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9" draw:id="id49" draw:layer="layout" svg:width="2.54cm" svg:height="0.889cm" svg:x="21.102cm" svg:y="9.248cm">
          <draw:glue-point draw:id="4" svg:x="2.22cm" svg:y="5.005cm"/>
          <draw:glue-point draw:id="5" svg:x="-3.133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50" draw:id="id50" draw:layer="layout" svg:width="2.54cm" svg:height="0.889cm" svg:x="25.591cm" svg:y="9.248cm">
          <draw:glue-point draw:id="4" svg:x="-3.031cm" svg:y="5.005cm"/>
          <draw:glue-point draw:id="5" svg:x="2.94cm" svg:y="-4.93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4" draw:id="id54">
          <draw:custom-shape draw:style-name="gr34" draw:text-style-name="P9" draw:layer="layout" svg:width="1.832cm" svg:height="1.304cm" svg:x="20.824cm" svg:y="11.381cm">
            <text:p text:style-name="P8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0" draw:layer="layout" svg:width="0.127cm" svg:height="0.114cm" svg:x="22.313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custom-shape draw:style-name="gr36" draw:text-style-name="P9" draw:layer="layout" svg:width="1.889cm" svg:height="1.279cm" svg:x="26.238cm" svg:y="11.387cm">
            <text:p text:style-name="P8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3" draw:layer="layout" svg:width="0.456cm" svg:height="0.334cm" svg:x="26.433cm" svg:y="11.5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1" draw:layer="layout" svg:width="0.456cm" svg:height="0.311cm" svg:x="26.433cm" svg:y="11.56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9" draw:text-style-name="P12" draw:layer="layout" svg:width="0.456cm" svg:height="0.335cm" svg:x="27.476cm" svg:y="12.10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3" draw:layer="layout" svg:width="0.456cm" svg:height="0.311cm" svg:x="27.476cm" svg:y="12.12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1" draw:text-style-name="P5" xml:id="id20" draw:id="id20" draw:layer="layout" svg:width="3.429cm" svg:height="1.778cm" svg:x="7.458cm" svg:y="3.8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42" draw:text-style-name="P14" draw:layer="layout" svg:width="0.364cm" svg:height="0.381cm" svg:x="1.456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.321cm" svg:y="4.71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4" draw:text-style-name="P5" xml:id="id52" draw:id="id52" draw:layer="layout" svg:width="3.302cm" svg:height="1.27cm" svg:x="22.89cm" svg:y="13.237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22" draw:id="id22" draw:layer="layout" svg:width="0.803cm" svg:height="0.762cm" svg:x="7.866cm" svg:y="1.853cm">
          <text:p text:style-name="P8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6" draw:text-style-name="P5" xml:id="id18" draw:id="id18" draw:layer="layout" svg:width="0.889cm" svg:height="0.889cm" svg:x="1.194cm" svg:y="3.0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7" draw:text-style-name="P9" xml:id="id19" draw:id="id19" draw:layer="layout" svg:width="0.889cm" svg:height="0.889cm" svg:x="1.194cm" svg:y="5.401cm">
          <text:p text:style-name="P8"><text:span text:style-name="T1"/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48" draw:text-style-name="P3" draw:layer="layout" svg:x1="1.956cm" svg:y1="4.711cm" svg:x2="2.835cm" svg:y2="4.711cm" draw:start-shape="id16" draw:start-glue-point="1" draw:end-shape="id17" draw:end-glue-point="3" svg:d="M1956 4711h879" svg:viewBox="0 0 880 1">
          <text:p/>
        </draw:connector>
        <draw:custom-shape draw:style-name="gr46" draw:text-style-name="P5" xml:id="id23" draw:id="id23" draw:layer="layout" svg:width="0.889cm" svg:height="0.889cm" svg:x="9.598cm" svg:y="1.7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9" draw:text-style-name="P15" draw:layer="layout" svg:x1="2.083cm" svg:y1="3.478cm" svg:x2="4.105cm" svg:y2="4.267cm" draw:start-shape="id18" draw:start-glue-point="8" draw:end-shape="id17" draw:end-glue-point="0" svg:d="M2083 3478h2022v789" svg:viewBox="0 0 2023 790">
          <text:p/>
        </draw:connector>
        <draw:connector draw:style-name="gr49" draw:text-style-name="P15" draw:layer="layout" svg:x1="2.083cm" svg:y1="5.845cm" svg:x2="4.105cm" svg:y2="5.156cm" draw:start-shape="id19" draw:start-glue-point="7" draw:end-shape="id17" draw:end-glue-point="2" svg:d="M2083 5845h2022v-689" svg:viewBox="0 0 2023 690">
          <text:p/>
        </draw:connector>
        <draw:connector draw:style-name="gr49" draw:text-style-name="P15" draw:layer="layout" svg:x1="5.375cm" svg:y1="4.711cm" svg:x2="7.458cm" svg:y2="4.711cm" draw:start-shape="id17" draw:start-glue-point="1" draw:end-shape="id20" draw:end-glue-point="3" svg:d="M5375 4711h2083" svg:viewBox="0 0 2084 1">
          <text:p/>
        </draw:connector>
        <draw:connector draw:style-name="gr50" draw:text-style-name="P15" draw:layer="layout" svg:x1="5.375cm" svg:y1="4.711cm" svg:x2="6.333cm" svg:y2="3.254cm" draw:start-shape="id17" draw:start-glue-point="1" draw:end-shape="id21" draw:end-glue-point="2" svg:d="M5375 4711h958v-1457" svg:viewBox="0 0 959 1458">
          <text:p text:style-name="P3"/>
        </draw:connector>
        <draw:custom-shape draw:style-name="gr51" draw:text-style-name="P17" draw:layer="layout" svg:width="0.889cm" svg:height="0.381cm" draw:transform="rotate (1.5707963267949) translate (5.942cm 4.538cm)">
          <text:p text:style-name="P16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773cm" svg:height="0.306cm" svg:x="6.08cm" svg:y="4.868cm">
          <text:p text:style-name="P16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27" draw:id="id27" draw:layer="layout" svg:width="2.921cm" svg:height="0.889cm" svg:x="14.683cm" svg:y="1.1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49" draw:text-style-name="P15" draw:layer="layout" draw:line-skew="-0.611cm" svg:x1="8.247cm" svg:y1="2.615cm" svg:x2="8.275cm" svg:y2="3.822cm" draw:start-shape="id22" draw:start-glue-point="6" draw:end-shape="id20" draw:end-glue-point="4" svg:d="M8247 2615v-7h28v1214" svg:viewBox="0 0 29 1215">
          <text:p/>
        </draw:connector>
        <draw:connector draw:style-name="gr49" draw:text-style-name="P15" draw:layer="layout" svg:x1="10.042cm" svg:y1="2.642cm" svg:x2="10.051cm" svg:y2="3.822cm" draw:start-shape="id23" draw:start-glue-point="7" draw:end-shape="id20" draw:end-glue-point="5" svg:d="M10042 2642v590h9v590" svg:viewBox="0 0 10 1181">
          <text:p/>
        </draw:connector>
        <draw:custom-shape draw:style-name="gr46" draw:text-style-name="P5" xml:id="id30" draw:id="id30" draw:layer="layout" svg:width="0.889cm" svg:height="0.889cm" svg:x="12.412cm" svg:y="7.8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3" draw:text-style-name="P18" draw:layer="layout" svg:width="2.267cm" svg:height="0.801cm" draw:transform="rotate (1.5707963267949) translate (8.267cm 7.822cm)">
          <draw:text-box>
            <text:p text:style-name="P16"><text:span text:style-name="T3">TCP/IP (SSL)</text:span></text:p>
            <text:p text:style-name="P16"><text:span text:style-name="T3">(Base de Datos)</text:span></text:p>
          </draw:text-box>
        </draw:frame>
        <draw:connector draw:style-name="gr49" draw:text-style-name="P15" draw:layer="layout" draw:line-skew="1.124cm" svg:x1="10.887cm" svg:y1="4.711cm" svg:x2="14.694cm" svg:y2="5.068cm" draw:start-shape="id20" draw:start-glue-point="1" draw:end-shape="id24" draw:end-glue-point="3" svg:d="M10887 4711h3027v357h780" svg:viewBox="0 0 3808 358">
          <text:p/>
        </draw:connector>
        <draw:g xml:id="id26" draw:id="id26">
          <draw:custom-shape draw:style-name="gr42" draw:text-style-name="P14" draw:layer="layout" svg:width="0.364cm" svg:height="0.381cm" svg:x="14.892cm" svg:y="3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4.757cm" svg:y="3.70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3" draw:text-style-name="P19" draw:layer="layout" svg:width="3.084cm" svg:height="0.607cm" svg:x="11.357cm" svg:y="4.149cm">
          <draw:text-box>
            <text:p><text:span text:style-name="T1">Lista de pacientes</text:span></text:p>
          </draw:text-box>
        </draw:frame>
        <draw:custom-shape draw:style-name="gr46" draw:text-style-name="P5" xml:id="id25" draw:id="id25" draw:layer="layout" svg:width="0.889cm" svg:height="0.889cm" svg:x="17.403cm" svg:y="3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9" draw:text-style-name="P15" draw:layer="layout" svg:x1="17.615cm" svg:y1="5.068cm" svg:x2="18.292cm" svg:y2="3.502cm" draw:start-shape="id24" draw:start-glue-point="1" draw:end-shape="id25" draw:end-glue-point="8" svg:d="M17615 5068h1177v-1566h-500" svg:viewBox="0 0 1178 1567">
          <text:p/>
        </draw:connector>
        <draw:connector draw:style-name="gr49" draw:text-style-name="P15" draw:layer="layout" svg:x1="15.074cm" svg:y1="3.321cm" svg:x2="15.077cm" svg:y2="2.049cm" draw:start-shape="id26" draw:start-glue-point="0" draw:end-shape="id27" draw:end-glue-point="4" svg:d="M15074 3321v-636h3v-636" svg:viewBox="0 0 4 1273">
          <text:p/>
        </draw:connector>
        <draw:connector draw:style-name="gr49" draw:text-style-name="P15" draw:layer="layout" svg:x1="17.847cm" svg:y1="3.058cm" svg:x2="17.09cm" svg:y2="2.049cm" draw:start-shape="id25" draw:start-glue-point="5" draw:end-shape="id27" draw:end-glue-point="5" svg:d="M17847 3058v-505h-757v-504" svg:viewBox="0 0 758 1010">
          <text:p/>
        </draw:connector>
        <draw:connector draw:style-name="gr49" draw:text-style-name="P15" draw:layer="layout" svg:x1="15.074cm" svg:y1="4.083cm" svg:x2="15.219cm" svg:y2="4.624cm" draw:start-shape="id26" draw:start-glue-point="2" draw:end-shape="id24" draw:end-glue-point="4" svg:d="M15074 4083v270h145v271" svg:viewBox="0 0 146 542">
          <text:p/>
        </draw:connector>
        <draw:connector draw:style-name="gr49" draw:text-style-name="P15" draw:layer="layout" svg:x1="17.847cm" svg:y1="3.947cm" svg:x2="17.09cm" svg:y2="4.635cm" draw:start-shape="id25" draw:start-glue-point="7" draw:end-shape="id24" draw:end-glue-point="5" svg:d="M17847 3947v338h-757v350" svg:viewBox="0 0 758 689">
          <text:p/>
        </draw:connector>
        <draw:connector draw:style-name="gr49" draw:text-style-name="P15" draw:layer="layout" svg:x1="16.143cm" svg:y1="2.05cm" svg:x2="17.403cm" svg:y2="3.502cm" draw:start-shape="id27" draw:start-glue-point="2" draw:end-shape="id25" draw:end-glue-point="6" svg:d="M16143 2050v1452h1260" svg:viewBox="0 0 1261 1453">
          <text:p/>
        </draw:connector>
        <draw:connector draw:style-name="gr49" draw:text-style-name="P15" draw:layer="layout" svg:x1="10.887cm" svg:y1="4.711cm" svg:x2="14.711cm" svg:y2="6.794cm" draw:start-shape="id20" draw:start-glue-point="1" draw:end-shape="id28" draw:end-glue-point="4" svg:d="M10887 4711h1907v2083h1917" svg:viewBox="0 0 3825 2084">
          <text:p/>
        </draw:connector>
        <draw:custom-shape draw:style-name="gr54" draw:text-style-name="P9" xml:id="id29" draw:id="id29" draw:layer="layout" svg:width="0.803cm" svg:height="0.762cm" svg:x="12.451cm" svg:y="6.9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31" draw:id="id31">
          <draw:custom-shape draw:style-name="gr42" draw:text-style-name="P14" draw:layer="layout" svg:width="0.364cm" svg:height="0.381cm" svg:x="13.18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3.046cm" svg:y="5.98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9" draw:text-style-name="P15" draw:layer="layout" draw:line-skew="-0.326cm" svg:x1="13.254cm" svg:y1="7.345cm" svg:x2="14.703cm" svg:y2="7.081cm" draw:start-shape="id29" draw:start-glue-point="7" draw:end-shape="id28" draw:end-glue-point="3" svg:d="M13254 7345h398v-264h1051" svg:viewBox="0 0 1450 265">
          <text:p/>
        </draw:connector>
        <draw:connector draw:style-name="gr49" draw:text-style-name="P15" draw:layer="layout" svg:x1="13.301cm" svg:y1="8.303cm" svg:x2="14.711cm" svg:y2="7.362cm" draw:start-shape="id30" draw:start-glue-point="8" draw:end-shape="id28" draw:end-glue-point="5" svg:d="M13301 8303h700v-941h710" svg:viewBox="0 0 1411 942">
          <text:p/>
        </draw:connector>
        <draw:connector draw:style-name="gr49" draw:text-style-name="P15" draw:layer="layout" svg:x1="13.681cm" svg:y1="5.981cm" svg:x2="16.163cm" svg:y2="6.51cm" draw:start-shape="id31" draw:start-glue-point="1" draw:end-shape="id28" draw:end-glue-point="0" svg:d="M13681 5981h2482v529" svg:viewBox="0 0 2483 530">
          <text:p/>
        </draw:connector>
        <draw:custom-shape draw:style-name="gr55" draw:text-style-name="P9" xml:id="id32" draw:id="id32" draw:layer="layout" svg:width="1.878cm" svg:height="1.325cm" svg:x="17.867cm" svg:y="5.505cm">
          <text:p text:style-name="P8"><text:span text:style-name="T1">Informe en</text:span></text:p>
          <text:p text:style-name="P8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33" draw:id="id33" draw:layer="layout" svg:width="0.803cm" svg:height="0.762cm" svg:x="18.435cm" svg:y="7.4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9" draw:text-style-name="P15" draw:layer="layout" svg:x1="17.624cm" svg:y1="7.081cm" svg:x2="17.867cm" svg:y2="6.167cm" draw:start-shape="id28" draw:start-glue-point="1" draw:end-shape="id32" draw:end-glue-point="3" svg:d="M17624 7081h121v-914h122" svg:viewBox="0 0 244 915">
          <text:p/>
        </draw:connector>
        <draw:connector draw:style-name="gr49" draw:text-style-name="P15" draw:layer="layout" svg:x1="16.163cm" svg:y1="7.653cm" svg:x2="18.435cm" svg:y2="7.814cm" draw:start-shape="id28" draw:end-shape="id33" draw:end-glue-point="5" svg:d="M16163 7653v161h2272" svg:viewBox="0 0 2273 162">
          <text:p/>
        </draw:connector>
        <draw:g xml:id="id34" draw:id="id34">
          <draw:custom-shape draw:style-name="gr42" draw:text-style-name="P14" draw:layer="layout" svg:width="0.364cm" svg:height="0.381cm" svg:x="14.329cm" svg:y="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4.194cm" svg:y="8.62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6" draw:text-style-name="P5" xml:id="id36" draw:id="id36" draw:layer="layout" svg:width="0.889cm" svg:height="0.889cm" svg:x="11.782cm" svg:y="10.6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9" xml:id="id37" draw:id="id37" draw:layer="layout" svg:width="0.803cm" svg:height="0.762cm" svg:x="12.899cm" svg:y="11.625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9" draw:text-style-name="P15" draw:layer="layout" svg:x1="14.829cm" svg:y1="8.622cm" svg:x2="15.364cm" svg:y2="9.424cm" draw:start-shape="id34" draw:start-glue-point="1" draw:end-shape="id35" draw:end-glue-point="0" svg:d="M14829 8622h535v802" svg:viewBox="0 0 536 803">
          <text:p/>
        </draw:connector>
        <draw:connector draw:style-name="gr49" draw:text-style-name="P15" draw:layer="layout" draw:line-skew="-0.642cm" svg:x1="10.887cm" svg:y1="4.711cm" svg:x2="13.911cm" svg:y2="9.842cm" draw:start-shape="id20" draw:start-glue-point="1" draw:end-shape="id35" draw:end-glue-point="4" svg:d="M10887 4711h866v5131h2158" svg:viewBox="0 0 3025 5132">
          <text:p/>
        </draw:connector>
        <draw:connector draw:style-name="gr49" draw:text-style-name="P15" draw:layer="layout" draw:line-skew="-1.273cm" svg:x1="10.886cm" svg:y1="5.152cm" svg:x2="13.904cm" svg:y2="10.457cm" draw:start-shape="id20" draw:start-glue-point="7" draw:end-shape="id35" draw:end-glue-point="3" svg:d="M10886 5152h236v5305h2782" svg:viewBox="0 0 3019 5306">
          <text:p/>
        </draw:connector>
        <draw:frame draw:style-name="gr53" draw:text-style-name="P19" draw:layer="layout" svg:width="7.263cm" svg:height="0.607cm" draw:transform="rotate (1.5707963267949) translate (10.502cm 12.757cm)">
          <draw:text-box>
            <text:p text:style-name="P20"><text:span text:style-name="T1">Lista de pacientes con información sin procesar</text:span></text:p>
          </draw:text-box>
        </draw:frame>
        <draw:connector draw:style-name="gr49" draw:text-style-name="P15" draw:layer="layout" svg:x1="12.671cm" svg:y1="11.099cm" svg:x2="13.911cm" svg:y2="11.07cm" draw:start-shape="id36" draw:start-glue-point="8" draw:end-shape="id35" draw:end-glue-point="5" svg:d="M12671 11099h616v-29h624" svg:viewBox="0 0 1241 30">
          <text:p/>
        </draw:connector>
        <draw:connector draw:style-name="gr49" draw:text-style-name="P15" draw:layer="layout" svg:x1="13.702cm" svg:y1="12.006cm" svg:x2="15.364cm" svg:y2="11.49cm" draw:start-shape="id37" draw:start-glue-point="7" draw:end-shape="id35" draw:end-glue-point="2" svg:d="M13702 12006h1662v-516" svg:viewBox="0 0 1663 517">
          <text:p/>
        </draw:connector>
        <draw:connector draw:style-name="gr58" draw:text-style-name="P15" draw:layer="layout" draw:line-skew="0cm 1.222cm" svg:x1="16.825cm" svg:y1="10.457cm" svg:x2="9.172cm" svg:y2="9.064cm" draw:start-shape="id35" draw:start-glue-point="1" draw:end-shape="id38" draw:end-glue-point="2" svg:d="M16825 10457h500v2756h-8153v-4149" svg:viewBox="0 0 8154 4150">
          <text:p/>
        </draw:connector>
        <draw:connector draw:style-name="gr59" draw:text-style-name="P15" draw:layer="layout" svg:x1="9.172cm" svg:y1="5.6cm" svg:x2="9.172cm" svg:y2="7.969cm" draw:start-shape="id20" draw:start-glue-point="2" draw:end-shape="id38" draw:end-glue-point="0" svg:d="M9172 5600v2369" svg:viewBox="0 0 1 2370">
          <text:p/>
        </draw:connector>
        <draw:frame draw:style-name="gr53" draw:text-style-name="P18" draw:layer="layout" svg:width="2.293cm" svg:height="0.801cm" draw:transform="rotate (1.5707963267949) translate (8.265cm 11.968cm)">
          <draw:text-box>
            <text:p text:style-name="P16"><text:span text:style-name="T3">TCP/IP (SSL)</text:span></text:p>
            <text:p text:style-name="P16"><text:span text:style-name="T3">(Procesamiento)</text:span></text:p>
          </draw:text-box>
        </draw:frame>
        <draw:custom-shape draw:style-name="gr60" draw:text-style-name="P9" xml:id="id39" draw:id="id39" draw:layer="layout" svg:width="0.803cm" svg:height="0.762cm" svg:x="18.055cm" svg:y="10.318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9" draw:text-style-name="P15" draw:layer="layout" svg:x1="16.8cm" svg:y1="9.897cm" svg:x2="18.055cm" svg:y2="10.699cm" draw:start-shape="id35" draw:start-glue-point="6" draw:end-shape="id39" draw:end-glue-point="5" svg:d="M16800 9897h639v802h616" svg:viewBox="0 0 1256 803">
          <text:p/>
        </draw:connector>
        <draw:custom-shape draw:style-name="gr51" draw:text-style-name="P17" draw:layer="layout" svg:width="0.889cm" svg:height="0.381cm" svg:x="16.942cm" svg:y="8.594cm">
          <text:p text:style-name="P16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svg:x="17.385cm" svg:y="10.751cm">
          <text:p text:style-name="P16"><text:span text:style-name="T3">Exito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42" draw:text-style-name="P14" draw:layer="layout" svg:width="0.364cm" svg:height="0.381cm" svg:x="1.456cm" svg:y="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.321cm" svg:y="8.19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6" draw:text-style-name="P5" xml:id="id42" draw:id="id42" draw:layer="layout" svg:width="0.889cm" svg:height="0.889cm" svg:x="5.914cm" svg:y="8.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4" draw:id="id44">
          <draw:custom-shape draw:style-name="gr42" draw:text-style-name="P14" draw:layer="layout" svg:width="0.364cm" svg:height="0.381cm" svg:x="1.45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.321cm" svg:y="9.66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9" xml:id="id46" draw:id="id46" draw:layer="layout" svg:width="0.889cm" svg:height="0.889cm" svg:x="1.194cm" svg:y="10.4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3" draw:text-style-name="P9" xml:id="id40" draw:id="id40" draw:layer="layout" svg:width="0.889cm" svg:height="0.889cm" svg:x="14.252cm" svg:y="12.1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9" draw:text-style-name="P15" draw:layer="layout" svg:x1="15.141cm" svg:y1="12.609cm" svg:x2="16.148cm" svg:y2="11.49cm" draw:start-shape="id40" draw:start-glue-point="7" draw:end-shape="id35" draw:end-glue-point="7" svg:d="M15141 12609h1007v-1119" svg:viewBox="0 0 1008 1120">
          <text:p/>
        </draw:connector>
        <draw:connector draw:style-name="gr49" draw:text-style-name="P15" draw:layer="layout" svg:x1="5.175cm" svg:y1="8.191cm" svg:x2="6.358cm" svg:y2="8.53cm" draw:start-shape="id41" draw:start-glue-point="1" draw:end-shape="id42" draw:end-glue-point="5" svg:d="M5175 8191h1183v339" svg:viewBox="0 0 1184 340">
          <text:p/>
        </draw:connector>
        <draw:connector draw:style-name="gr49" draw:text-style-name="P15" draw:layer="layout" svg:x1="5.175cm" svg:y1="9.668cm" svg:x2="6.358cm" svg:y2="9.419cm" draw:start-shape="id43" draw:start-glue-point="1" draw:end-shape="id42" draw:end-glue-point="7" svg:d="M5175 9668h1183v-249" svg:viewBox="0 0 1184 250">
          <text:p/>
        </draw:connector>
        <draw:connector draw:style-name="gr49" draw:text-style-name="P15" draw:layer="layout" svg:x1="1.956cm" svg:y1="9.668cm" svg:x2="2.635cm" svg:y2="9.668cm" draw:start-shape="id44" draw:start-glue-point="1" draw:end-shape="id43" draw:end-glue-point="3" svg:d="M1956 9668h679" svg:viewBox="0 0 680 1">
          <text:p/>
        </draw:connector>
        <draw:connector draw:style-name="gr49" draw:text-style-name="P15" draw:layer="layout" svg:x1="1.956cm" svg:y1="8.191cm" svg:x2="2.635cm" svg:y2="8.191cm" draw:start-shape="id45" draw:start-glue-point="1" draw:end-shape="id41" draw:end-glue-point="3" svg:d="M1956 8191h679" svg:viewBox="0 0 680 1">
          <text:p/>
        </draw:connector>
        <draw:connector draw:style-name="gr49" draw:text-style-name="P15" draw:layer="layout" svg:x1="2.083cm" svg:y1="10.859cm" svg:x2="3.905cm" svg:y2="10.113cm" draw:start-shape="id46" draw:start-glue-point="7" draw:end-shape="id43" draw:end-glue-point="2" svg:d="M2083 10859h1822v-746" svg:viewBox="0 0 1823 747">
          <text:p/>
        </draw:connector>
        <draw:connector draw:style-name="gr49" draw:text-style-name="P15" draw:layer="layout" svg:x1="24.572cm" svg:y1="5.519cm" svg:x2="24.572cm" svg:y2="7.767cm" draw:start-shape="id47" draw:start-glue-point="2" draw:end-shape="id48" draw:end-glue-point="0" svg:d="M24572 5519v2248" svg:viewBox="0 0 1 2249">
          <text:p/>
        </draw:connector>
        <draw:custom-shape draw:style-name="gr64" draw:text-style-name="P9" xml:id="id53" draw:id="id53" draw:layer="layout" svg:width="0.889cm" svg:height="0.889cm" svg:x="24.161cm" svg:y="9.26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5" draw:text-style-name="P9" xml:id="id51" draw:id="id51" draw:layer="layout" svg:width="0.803cm" svg:height="0.762cm" svg:x="24.14cm" svg:y="10.688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6" draw:text-style-name="P15" draw:layer="layout" svg:x1="23.302cm" svg:y1="8.148cm" svg:x2="22.372cm" svg:y2="9.248cm" draw:start-shape="id48" draw:start-glue-point="3" draw:end-shape="id49" draw:end-glue-point="0" svg:d="M23302 8148h-930v1100" svg:viewBox="0 0 931 1101">
          <text:p/>
        </draw:connector>
        <draw:connector draw:style-name="gr66" draw:text-style-name="P15" draw:layer="layout" svg:x1="25.842cm" svg:y1="8.148cm" svg:x2="26.861cm" svg:y2="9.248cm" draw:start-shape="id48" draw:start-glue-point="1" draw:end-shape="id50" draw:end-glue-point="0" svg:d="M25842 8148h1019v1100" svg:viewBox="0 0 1020 1101">
          <text:p/>
        </draw:connector>
        <draw:connector draw:style-name="gr49" draw:text-style-name="P15" draw:layer="layout" draw:line-skew="-0.05cm" svg:x1="24.521cm" svg:y1="11.45cm" svg:x2="24.541cm" svg:y2="13.237cm" draw:start-shape="id51" draw:start-glue-point="6" draw:end-shape="id52" draw:end-glue-point="0" svg:d="M24521 11450v844h20v943" svg:viewBox="0 0 21 1788">
          <text:p/>
        </draw:connector>
        <draw:connector draw:style-name="gr49" draw:text-style-name="P15" draw:layer="layout" svg:x1="24.161cm" svg:y1="9.704cm" svg:x2="23.642cm" svg:y2="9.692cm" draw:start-shape="id53" draw:start-glue-point="5" draw:end-shape="id49" draw:end-glue-point="1" svg:d="M24161 9704h-260v-12h-259" svg:viewBox="0 0 520 13">
          <text:p/>
        </draw:connector>
        <draw:connector draw:style-name="gr49" draw:text-style-name="P15" draw:layer="layout" svg:x1="25.05cm" svg:y1="9.704cm" svg:x2="25.591cm" svg:y2="9.692cm" draw:start-shape="id53" draw:start-glue-point="7" draw:end-shape="id50" draw:end-glue-point="3" svg:d="M25050 9704h270v-12h271" svg:viewBox="0 0 542 13">
          <text:p/>
        </draw:connector>
        <draw:connector draw:style-name="gr49" draw:text-style-name="P15" draw:layer="layout" draw:line-skew="-0.088cm" svg:x1="22.372cm" svg:y1="10.137cm" svg:x2="21.74cm" svg:y2="11.381cm" draw:start-shape="id49" draw:start-glue-point="2" draw:end-shape="id54" draw:end-glue-point="0" svg:d="M22372 10137v534h-632v710" svg:viewBox="0 0 633 1245">
          <text:p/>
        </draw:connector>
        <draw:connector draw:style-name="gr49" draw:text-style-name="P15" draw:layer="layout" svg:x1="26.861cm" svg:y1="10.137cm" svg:x2="27.182cm" svg:y2="11.387cm" draw:start-shape="id50" draw:start-glue-point="2" draw:end-shape="id55" draw:end-glue-point="0" svg:d="M26861 10137v624h321v626" svg:viewBox="0 0 322 1251">
          <text:p/>
        </draw:connector>
        <draw:connector draw:style-name="gr49" draw:text-style-name="P15" draw:layer="layout" svg:x1="22.935cm" svg:y1="10.136cm" svg:x2="24.14cm" svg:y2="11.069cm" draw:start-shape="id49" draw:start-glue-point="4" draw:end-shape="id51" draw:end-glue-point="5" svg:d="M22935 10136v933h1205" svg:viewBox="0 0 1206 934">
          <text:p/>
        </draw:connector>
        <draw:connector draw:style-name="gr49" draw:text-style-name="P15" draw:layer="layout" svg:x1="26.092cm" svg:y1="10.136cm" svg:x2="24.943cm" svg:y2="11.069cm" draw:start-shape="id50" draw:start-glue-point="4" draw:end-shape="id51" draw:end-glue-point="7" svg:d="M26092 10136v933h-1149" svg:viewBox="0 0 1150 934">
          <text:p/>
        </draw:connector>
        <draw:g xml:id="id57" draw:id="id57">
          <draw:custom-shape draw:style-name="gr42" draw:text-style-name="P14" draw:layer="layout" svg:width="0.364cm" svg:height="0.381cm" svg:x="20.626cm" svg:y="7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20.491cm" svg:y="7.41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9" draw:text-style-name="P15" draw:layer="layout" svg:x1="24.541cm" svg:y1="14.507cm" svg:x2="24.541cm" svg:y2="15.56cm" draw:start-shape="id52" draw:start-glue-point="2" draw:end-shape="id56" draw:end-glue-point="0" svg:d="M24541 14507v1053" svg:viewBox="0 0 1 1054">
          <text:p/>
        </draw:connector>
        <draw:g xml:id="id58" draw:id="id58">
          <draw:custom-shape draw:style-name="gr42" draw:text-style-name="P14" draw:layer="layout" svg:width="0.364cm" svg:height="0.381cm" svg:x="27.855cm" svg:y="7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27.72cm" svg:y="7.41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9" draw:text-style-name="P15" draw:layer="layout" svg:x1="20.808cm" svg:y1="7.791cm" svg:x2="21.577cm" svg:y2="9.248cm" draw:start-shape="id57" draw:start-glue-point="2" draw:end-shape="id49" draw:end-glue-point="5" svg:d="M20808 7791v728h769v729" svg:viewBox="0 0 770 1458">
          <text:p/>
        </draw:connector>
        <draw:connector draw:style-name="gr49" draw:text-style-name="P15" draw:layer="layout" svg:x1="28.037cm" svg:y1="7.791cm" svg:x2="27.607cm" svg:y2="9.254cm" draw:start-shape="id58" draw:start-glue-point="2" draw:end-shape="id50" draw:end-glue-point="5" svg:d="M28037 7791v728h-430v735" svg:viewBox="0 0 431 1464">
          <text:p/>
        </draw:connector>
        <draw:custom-shape draw:style-name="gr52" draw:text-style-name="P17" draw:layer="layout" svg:width="0.773cm" svg:height="0.306cm" svg:x="21.594cm" svg:y="5.892cm">
          <text:p text:style-name="P16"><text:span text:style-name="T3">Selección del </text:span></text:p>
          <text:p text:style-name="P16"><text:span text:style-name="T3">Evaluador a partir</text:span></text:p>
          <text:p text:style-name="P16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773cm" svg:height="0.306cm" svg:x="27.063cm" svg:y="5.992cm">
          <text:p text:style-name="P16"><text:span text:style-name="T3">Selección del </text:span></text:p>
          <text:p text:style-name="P16"><text:span text:style-name="T3">Evaluador a partir</text:span></text:p>
          <text:p text:style-name="P16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67" draw:text-style-name="P9" draw:layer="layout" svg:width="0.803cm" svg:height="0.762cm" svg:x="1.833cm" svg:y="15.8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53" draw:text-style-name="P19" draw:layer="layout" svg:width="7.102cm" svg:height="0.963cm" svg:x="2.726cm" svg:y="15.7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46" draw:text-style-name="P5" draw:layer="layout" svg:width="0.889cm" svg:height="0.889cm" svg:x="1.845cm" svg:y="17.0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8" draw:text-style-name="P19" draw:layer="layout" svg:width="6.957cm" svg:height="0.963cm" svg:x="2.674cm" svg:y="17.1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42" draw:text-style-name="P14" draw:layer="layout" svg:width="0.364cm" svg:height="0.381cm" svg:x="2.047cm" svg:y="1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draw:layer="layout" svg:width="0.635cm" svg:height="0.38cm" svg:x="1.912cm" svg:y="14.99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9" draw:text-style-name="P22" draw:layer="layout" svg:width="6.11cm" svg:height="1.319cm" svg:x="2.701cm" svg:y="14.42cm">
          <draw:text-box>
            <text:p text:style-name="P21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70" draw:text-style-name="P9" draw:layer="layout" svg:width="0.889cm" svg:height="0.889cm" svg:x="1.803cm" svg:y="18.526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frame draw:style-name="gr71" draw:text-style-name="P22" draw:layer="layout" svg:width="6.273cm" svg:height="1.319cm" svg:x="2.697cm" svg:y="18.429cm">
          <draw:text-box>
            <text:p text:style-name="P21"><text:span text:style-name="T4">Entrada de Unidad de Sotware: </text:span></text:p>
            <text:p text:style-name="P21"><text:span text:style-name="T1">Archivo de configuración global</text:span></text:p>
          </draw:text-box>
        </draw:frame>
        <draw:frame draw:style-name="gr53" draw:text-style-name="P19" draw:layer="layout" svg:width="4.63cm" svg:height="0.963cm" svg:x="12.766cm" svg:y="14.557cm">
          <draw:text-box>
            <text:p text:style-name="P20"><text:span text:style-name="T5">Salida de unidad software: </text:span></text:p>
            <text:p text:style-name="P20"><text:span text:style-name="T1">Mostrar en pantalla</text:span></text:p>
          </draw:text-box>
        </draw:frame>
        <draw:custom-shape draw:style-name="gr72" draw:text-style-name="P9" draw:layer="layout" svg:width="1.889cm" svg:height="1.279cm" svg:x="10.602cm" svg:y="1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xml:id="id21" draw:id="id21" draw:layer="layout" svg:width="1.889cm" svg:height="1.279cm" svg:x="5.389cm" svg:y="1.975cm">
          <text:p text:style-name="P8"><text:span text:style-name="T1">Cartel de</text:span></text:p>
          <text:p text:style-name="P8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xml:id="id59" draw:id="id59" draw:layer="layout" svg:width="1.889cm" svg:height="1.279cm" svg:x="17.869cm" svg:y="8.5cm">
          <text:p text:style-name="P8"><text:span text:style-name="T1">Cartel de</text:span></text:p>
          <text:p text:style-name="P8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5" draw:layer="layout" svg:x1="16.8cm" svg:y1="9.897cm" svg:x2="17.869cm" svg:y2="9.139cm" draw:start-shape="id35" draw:start-glue-point="6" draw:end-shape="id59" draw:end-glue-point="3" svg:d="M16800 9897h546v-758h523" svg:viewBox="0 0 1070 759">
          <text:p/>
        </draw:connector>
        <draw:custom-shape draw:style-name="gr75" draw:text-style-name="P23" xml:id="id56" draw:id="id56" draw:layer="layout" svg:width="1.889cm" svg:height="1.279cm" svg:x="23.597cm" svg:y="15.56cm">
          <text:p text:style-name="P8"><text:span text:style-name="T1">Cartel de</text:span></text:p>
          <text:p text:style-name="P8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5" draw:layer="layout" svg:x1="10.791cm" svg:y1="16.669cm" svg:x2="12.605cm" svg:y2="16.669cm">
          <text:p/>
        </draw:line>
        <draw:frame draw:style-name="gr76" draw:text-style-name="P19" draw:layer="layout" svg:width="5.83cm" svg:height="1.319cm" svg:x="12.804cm" svg:y="16.367cm">
          <draw:text-box>
            <text:p text:style-name="P20"><text:span text:style-name="T5">Entrada/Salida de unidad software: </text:span></text:p>
            <text:p text:style-name="P20"><text:span text:style-name="T1">Variable interna del programa (en memoria dinámica)</text:span></text:p>
          </draw:text-box>
        </draw:frame>
        <draw:line draw:style-name="gr49" draw:text-style-name="P15" draw:layer="layout" svg:x1="12.605cm" svg:y1="17.169cm" svg:x2="10.791cm" svg:y2="17.169cm">
          <text:p/>
        </draw:line>
        <draw:custom-shape draw:style-name="gr61" draw:text-style-name="P17" draw:layer="layout" svg:width="0.762cm" svg:height="0.381cm" svg:x="20.71cm" svg:y="10.472cm">
          <text:p text:style-name="P16"><text:span text:style-name="T3">Información</text:span></text:p>
          <text:p text:style-name="P16"><text:span text:style-name="T3">de dibujo en </text:span></text:p>
          <text:p text:style-name="P16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svg:x="27.379cm" svg:y="10.393cm">
          <text:p text:style-name="P16"><text:span text:style-name="T3">Información</text:span></text:p>
          <text:p text:style-name="P16"><text:span text:style-name="T3">de dibujo en </text:span></text:p>
          <text:p text:style-name="P16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svg:x="22.079cm" svg:y="7.293cm">
          <text:p text:style-name="P16"><text:span text:style-name="T3">Control de </text:span></text:p>
          <text:p text:style-name="P16"><text:span text:style-name="T3">Calibracion/</text:span></text:p>
          <text:p text:style-name="P16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svg:x="26.381cm" svg:y="7.197cm">
          <text:p text:style-name="P16"><text:span text:style-name="T3">Control de </text:span></text:p>
          <text:p text:style-name="P16"><text:span text:style-name="T3">Calibracion/</text:span></text:p>
          <text:p text:style-name="P16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draw:transform="rotate (1.5707963267949) translate (24.104cm 6.914cm)">
          <text:p text:style-name="P16"><text:span text:style-name="T3">Posición Ocular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762cm" svg:height="0.381cm" svg:x="24.823cm" svg:y="14.803cm">
          <text:p text:style-name="P16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76" draw:text-style-name="P19" draw:layer="layout" svg:width="5.83cm" svg:height="1.319cm" svg:x="12.78cm" svg:y="18.052cm">
          <draw:text-box>
            <text:p text:style-name="P20"><text:span text:style-name="T5">Entrada/Salida de unidad software: </text:span></text:p>
            <text:p text:style-name="P20"><text:span text:style-name="T1">Conexión TCP/IP utilizando SSL contra el EYESERVER</text:span></text:p>
          </draw:text-box>
        </draw:frame>
        <draw:line draw:style-name="gr59" draw:text-style-name="P15" draw:layer="layout" svg:x1="10.791cm" svg:y1="18.469cm" svg:x2="12.605cm" svg:y2="18.469cm">
          <text:p/>
        </draw:line>
        <draw:frame draw:style-name="gr53" draw:text-style-name="P25" draw:layer="layout" svg:width="2.526cm" svg:height="0.725cm" svg:x="1.528cm" svg:y="13.195cm">
          <draw:text-box>
            <text:p text:style-name="P24"><text:span text:style-name="T6">LEYENDA</text:span></text:p>
          </draw:text-box>
        </draw:frame>
        <draw:custom-shape draw:style-name="gr77" draw:text-style-name="P26" draw:layer="layout" svg:width="17.029cm" svg:height="5.953cm" svg:x="1.588cm" svg:y="13.89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9-05-26T19:52:19.048861073</dc:date>
    <meta:editing-duration>PT7H50M17S</meta:editing-duration>
    <meta:editing-cycles>58</meta:editing-cycles>
    <meta:generator>LibreOffice/6.1.5.2$Linux_X86_64 LibreOffice_project/10$Build-2</meta:generator>
    <meta:document-statistic meta:object-count="203"/>
  </office:meta>
</office:document-meta>
</file>